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demy" svg:font-family="Udemy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demy" fo:font-weight="bold" officeooo:rsid="001a6bad" officeooo:paragraph-rsid="001a6ba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Udemy" fo:font-size="16pt" fo:font-weight="bold" officeooo:rsid="001a6bad" officeooo:paragraph-rsid="001a6ba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Udemy" fo:font-weight="bold" officeooo:rsid="001a6bad" officeooo:paragraph-rsid="001a6ba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a6bad"/>
    </style:style>
    <style:style style:name="P5" style:family="paragraph" style:parent-style-name="Standard">
      <style:paragraph-properties fo:text-align="start" style:justify-single-word="false"/>
      <style:text-properties fo:color="#000000" loext:opacity="100%" officeooo:paragraph-rsid="001a6ba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Ubuntu" officeooo:rsid="001d75e0" officeooo:paragraph-rsid="001d75e0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Ubuntu" officeooo:rsid="001d75e0" officeooo:paragraph-rsid="001d77de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officeooo:paragraph-rsid="001a6ba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Udemy" fo:font-size="14pt" fo:font-weight="bold" officeooo:rsid="001a6bad" officeooo:paragraph-rsid="001a6ba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Udemy" fo:font-weight="bold" officeooo:rsid="001a6bad" officeooo:paragraph-rsid="001a6ba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" officeooo:rsid="001d75e0" officeooo:paragraph-rsid="001d75e0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4pt" officeooo:rsid="001d75e0" officeooo:paragraph-rsid="001d75e0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demy" fo:font-size="14pt" fo:font-weight="bold" officeooo:rsid="0023b408" officeooo:paragraph-rsid="0023b408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Udemy" fo:font-weight="bold" officeooo:rsid="001a6bad" style:font-weight-asian="bold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000000" loext:opacity="100%" fo:font-weight="bold" officeooo:rsid="001d77de" style:font-weight-asian="bold" style:font-weight-complex="bold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officeooo:rsid="001d77de" style:font-weight-asian="normal" style:font-weight-complex="normal"/>
    </style:style>
    <style:style style:name="T6" style:family="text">
      <style:text-properties fo:color="#000000" loext:opacity="100%" fo:font-weight="normal" officeooo:rsid="0020ee2b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77de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77de" style:font-weight-asian="normal" style:font-weight-complex="normal"/>
    </style:style>
    <style:style style:name="T11" style:family="text">
      <style:text-properties fo:font-weight="normal" officeooo:rsid="001ef834" style:font-weight-asian="normal" style:font-weight-complex="normal"/>
    </style:style>
    <style:style style:name="T12" style:family="text">
      <style:text-properties fo:font-weight="normal" officeooo:rsid="002227ce" style:font-weight-asian="normal" style:font-weight-complex="normal"/>
    </style:style>
    <style:style style:name="T13" style:family="text">
      <style:text-properties officeooo:rsid="001ef834"/>
    </style:style>
    <style:style style:name="T14" style:family="text">
      <style:text-properties officeooo:rsid="0020ee2b"/>
    </style:style>
    <style:style style:name="T15" style:family="text">
      <style:text-properties officeooo:rsid="002227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NODE.JS - DO ZERO A MAESTRIA</text:p>
      <text:p text:style-name="P1"/>
      <text:p text:style-name="P1"/>
      <text:p text:style-name="P9">Link do curso:</text:p>
      <text:p text:style-name="P4"><text:span text:style-name="T1"><text:tab/></text:span><text:a xlink:type="simple" xlink:href="https://www.udemy.com/course/nodejs-do-zero-a-maestria-com-diversos-projetos/learn/lecture/28140076#overview" text:style-name="Internet_20_link" text:visited-style-name="Visited_20_Internet_20_Link"><text:span text:style-name="T7">Curso Node.js</text:span></text:a></text:p>
      <text:p text:style-name="P4"><text:span text:style-name="T7"/></text:p>
      <text:p text:style-name="P5"><text:span text:style-name="T7"/></text:p>
      <text:p text:style-name="P8"><text:span text:style-name="T7"/></text:p>
      <text:p text:style-name="P12"><text:span text:style-name="T7">Seção 1: Introdução</text:span></text:p>
      <text:p text:style-name="P11"><text:span text:style-name="T7"><text:tab/></text:span></text:p>
      <text:p text:style-name="P11"><text:span text:style-name="T7"><text:tab/></text:span><text:span text:style-name="T2">O que é node.js?</text:span></text:p>
      <text:p text:style-name="P11"><text:span text:style-name="T2"><text:tab/><text:tab/>- </text:span><text:span text:style-name="T5">Runtime de JS</text:span></text:p>
      <text:p text:style-name="P11"><text:span text:style-name="T5"><text:tab/><text:tab/>- </text:span><text:span text:style-name="T6">Permite a execução de códigos JS fora de um navegador.</text:span></text:p>
      <text:p text:style-name="P11"><text:span text:style-name="T2"><text:tab/><text:tab/>- </text:span><text:span text:style-name="T4">É </text:span><text:span text:style-name="T5">uma biblioteca utilizada por um compilador durante a execução do programa.</text:span></text:p>
      <text:p text:style-name="P11"><text:span text:style-name="T5"><text:tab/><text:tab/></text:span><text:span text:style-name="T3">- </text:span><text:span text:style-name="T5">Possibilitando criar software em JS no lado do servidor.</text:span></text:p>
      <text:p text:style-name="P6"><text:span text:style-name="T7"><text:tab/><text:tab/>- </text:span><text:span text:style-name="T10">Temos então um código JS rodando em C++ para garantir </text:span><text:span text:style-name="T8">alta performance.</text:span></text:p>
      <text:p text:style-name="P6"><text:span text:style-name="T8"/></text:p>
      <text:p text:style-name="P6"><text:span text:style-name="T8"/></text:p>
      <text:p text:style-name="P7"><text:span text:style-name="T8"><text:tab/>O que é npm?</text:span></text:p>
      <text:p text:style-name="P7"><text:span text:style-name="T8"><text:tab/><text:tab/>- Gerenciador de pacotes</text:span><text:span text:style-name="T10"> do Node</text:span></text:p>
      <text:p text:style-name="P7"><text:span text:style-name="T10"><text:tab/></text:span><text:span text:style-name="T8"><text:tab/>- </text:span><text:span text:style-name="T10">Podemos utilizar bibliotecas de terceiros, baixados pelo npm</text:span></text:p>
      <text:p text:style-name="P6"><text:span text:style-name="T10"><text:tab/><text:tab/>- Também executar determinados scripts no nosso programa.</text:span></text:p>
      <text:p text:style-name="P6"><text:span text:style-name="T7"/></text:p>
      <text:p text:style-name="P6"><text:span text:style-name="T7"/></text:p>
      <text:p text:style-name="P3"><text:tab/><text:span text:style-name="T13">Executar o Node.js pelo terminal</text:span></text:p>
      <text:p text:style-name="P3"><text:span text:style-name="T9"><text:tab/><text:tab/></text:span><text:span text:style-name="T11">Para executar o node direto no terminal, basta executar o comando</text:span></text:p>
      <text:p text:style-name="P3"><text:span text:style-name="T11"><text:tab/><text:tab/><text:tab/></text:span><text:span text:style-name="T13">node</text:span></text:p>
      <text:p text:style-name="P3"/>
      <text:p text:style-name="P3"><text:tab/></text:p>
      <text:p text:style-name="P3"><text:tab/><text:span text:style-name="T14">O que é um módulo?</text:span></text:p>
      <text:p text:style-name="P3"><text:tab/><text:tab/>- <text:span text:style-name="T12">Serve para trabalhar com diretórios, arquivos e etc;</text:span></text:p>
      <text:p text:style-name="P3"><text:span text:style-name="T12"><text:tab/><text:tab/>- Podemos importar módulo com a instrução </text:span><text:span text:style-name="T15">import</text:span></text:p>
      <text:p text:style-name="P3"><text:tab/><text:tab/></text:p>
      <text:p text:style-name="P3"/>
      <text:p text:style-name="P3"/>
      <text:p text:style-name="P13">Seção 2: Fundamentos de Node.js</text:p>
      <text:p text:style-name="P3"><text:tab/></text:p>
      <text:p text:style-name="P3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demy" svg:font-family="Udemy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7:12:25.607626301</meta:creation-date>
    <meta:generator>LibreOffice/7.3.7.2$Linux_X86_64 LibreOffice_project/30$Build-2</meta:generator>
    <dc:date>2023-06-15T12:10:30.066908113</dc:date>
    <meta:editing-duration>PT54M31S</meta:editing-duration>
    <meta:editing-cycles>3</meta:editing-cycles>
    <meta:document-statistic meta:table-count="0" meta:image-count="0" meta:object-count="0" meta:page-count="1" meta:paragraph-count="26" meta:word-count="141" meta:character-count="828" meta:non-whitespace-character-count="671"/>
  </office:meta>
</office:document-meta>
</file>